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line-height="0.1945in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152in" fo:break-before="column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0008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4" style:family="paragraph" style:parent-style-name="Standard">
      <style:paragraph-properties fo:line-height="0.0543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5" style:family="paragraph" style:parent-style-name="Standard">
      <style:paragraph-properties style:line-height-at-least="0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6" style:family="paragraph" style:parent-style-name="Standard">
      <style:paragraph-properties fo:line-height="0.0075in"/>
      <style:text-properties style:font-name="Times New Roman" fo:font-size="11pt" style:font-name-asian="Times New Roman" style:font-size-asian="11pt" style:font-name-complex="Times New Roman" style:font-size-complex="11pt"/>
    </style:style>
    <style:style style:name="P7" style:family="paragraph" style:parent-style-name="Standard">
      <style:paragraph-properties style:line-height-at-least="0in"/>
      <style:text-properties style:font-name="Times New Roman" fo:font-size="11pt" officeooo:rsid="00f099d2" officeooo:paragraph-rsid="00f099d2" style:font-name-asian="Times New Roman" style:font-size-asian="11pt" style:font-name-complex="Times New Roman"/>
    </style:style>
    <style:style style:name="P8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9" style:family="paragraph" style:parent-style-name="Standard">
      <style:paragraph-properties style:line-height-at-least="0in"/>
    </style:style>
    <style:style style:name="P10" style:family="paragraph" style:parent-style-name="Standard">
      <style:paragraph-properties style:line-height-at-least="0in"/>
      <style:text-properties officeooo:paragraph-rsid="005fe2f7"/>
    </style:style>
    <style:style style:name="P11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0bbedd0"/>
    </style:style>
    <style:style style:name="P12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officeooo:paragraph-rsid="01032cc1"/>
    </style:style>
    <style:style style:name="P13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862in"/>
        </style:tab-stops>
      </style:paragraph-properties>
      <style:text-properties officeooo:paragraph-rsid="00f550cb"/>
    </style:style>
    <style:style style:name="P14" style:family="paragraph" style:parent-style-name="Standard">
      <style:paragraph-properties fo:line-height="0.0083in"/>
      <style:text-properties style:font-name="Times New Roman1" fo:font-size="11pt" officeooo:paragraph-rsid="009640bb" style:font-name-asian="Times New Roman" style:font-size-asian="11pt" style:font-name-complex="Times New Roman" style:font-size-complex="11pt"/>
    </style:style>
    <style:style style:name="P15" style:family="paragraph" style:parent-style-name="Standard">
      <style:paragraph-properties fo:line-height="0.0083in"/>
      <style:text-properties style:font-name="Times New Roman1" fo:font-size="11pt" officeooo:paragraph-rsid="00564ee6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fo:line-height="0.0083in"/>
      <style:text-properties style:font-name="Times New Roman1" fo:font-size="11pt" officeooo:paragraph-rsid="00bbedd0" style:font-name-asian="Times New Roman" style:font-size-asian="11pt" style:font-name-complex="Times New Roman" style:font-size-complex="11pt"/>
    </style:style>
    <style:style style:name="P17" style:family="paragraph" style:parent-style-name="Standard">
      <style:paragraph-properties fo:line-height="0.0083in"/>
      <style:text-properties style:font-name="Times New Roman1" fo:font-size="11pt" officeooo:paragraph-rsid="01032cc1" style:font-name-asian="Times New Roman" style:font-size-asian="11pt" style:font-name-complex="Times New Roman" style:font-size-complex="11pt"/>
    </style:style>
    <style:style style:name="P18" style:family="paragraph" style:parent-style-name="Standard">
      <style:paragraph-properties fo:line-height="0.0008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19" style:family="paragraph" style:parent-style-name="Standard">
      <style:paragraph-properties fo:line-height="0.0075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20" style:family="paragraph" style:parent-style-name="Standard">
      <style:paragraph-properties style:line-height-at-least="0in"/>
      <style:text-properties style:font-name="Times New Roman1" fo:font-size="11pt" style:font-name-asian="Times New Roman" style:font-size-asian="11pt" style:font-name-complex="Times New Roman" style:font-size-complex="11pt"/>
    </style:style>
    <style:style style:name="P21" style:family="paragraph" style:parent-style-name="Standard">
      <style:paragraph-properties fo:line-height="0.0083in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2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3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9640bb" style:font-name-asian="Times New Roman" style:font-size-asian="11pt" style:font-style-asian="italic" style:font-weight-asian="bold" style:font-name-complex="Times New Roman" style:font-size-complex="11pt"/>
    </style:style>
    <style:style style:name="P24" style:family="paragraph" style:parent-style-name="Standard">
      <style:paragraph-properties fo:margin-left="0.2083in" fo:margin-right="0in" fo:line-height="98%" fo:text-indent="0in" style:auto-text-indent="false"/>
      <style:text-properties style:font-name="Times New Roman1" fo:font-size="11pt" fo:font-style="italic" fo:font-weight="bold" officeooo:paragraph-rsid="00564ee6" style:font-name-asian="Times New Roman" style:font-size-asian="11pt" style:font-style-asian="italic" style:font-weight-asian="bold" style:font-name-complex="Times New Roman" style:font-size-complex="11pt"/>
    </style:style>
    <style:style style:name="P25" style:family="paragraph" style:parent-style-name="Standard">
      <style:paragraph-properties fo:margin-left="0.2083in" fo:margin-right="0in" style:line-height-at-least="0in" fo:text-indent="0in" style:auto-text-indent="false"/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P26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style:font-size-asian="11pt" style:font-size-complex="11pt"/>
    </style:style>
    <style:style style:name="P27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9640bb" style:font-size-asian="11pt" style:font-size-complex="11pt"/>
    </style:style>
    <style:style style:name="P28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a17b" style:font-size-asian="11pt" style:font-size-complex="11pt"/>
    </style:style>
    <style:style style:name="P29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5417in"/>
        </style:tab-stops>
      </style:paragraph-properties>
      <style:text-properties style:font-name="Times New Roman1" fo:font-size="11pt" officeooo:paragraph-rsid="00e9f04a" style:font-size-asian="11pt" style:font-size-complex="11pt"/>
    </style:style>
    <style:style style:name="P30" style:family="paragraph" style:parent-style-name="Standard">
      <style:paragraph-properties fo:margin-left="0.2083in" fo:margin-right="0in" style:line-height-at-least="0in" fo:text-indent="0in" style:auto-text-indent="false">
        <style:tab-stops>
          <style:tab-stop style:position="5.9028in"/>
        </style:tab-stops>
      </style:paragraph-properties>
      <style:text-properties style:font-name="Times New Roman1" fo:font-size="11pt" style:font-size-asian="11pt" style:font-size-complex="11pt"/>
    </style:style>
    <style:style style:name="P31" style:family="paragraph" style:parent-style-name="Standard">
      <style:paragraph-properties style:line-height-at-least="0in"/>
      <style:text-properties style:text-position="super 58%" style:font-name="Times New Roman1" fo:font-size="11pt" officeooo:paragraph-rsid="009640bb" style:font-name-asian="MS PGothic" style:font-size-asian="11pt" style:font-name-complex="MS PGothic" style:font-size-complex="11pt"/>
    </style:style>
    <style:style style:name="P32" style:family="paragraph" style:parent-style-name="Standard">
      <style:paragraph-properties style:line-height-at-least="0in"/>
      <style:text-properties style:text-position="super 58%" style:font-name="Times New Roman1" fo:font-size="11pt" officeooo:paragraph-rsid="00564ee6" style:font-name-asian="MS PGothic" style:font-size-asian="11pt" style:font-name-complex="MS PGothic" style:font-size-complex="11pt"/>
    </style:style>
    <style:style style:name="P33" style:family="paragraph" style:parent-style-name="Standard">
      <style:paragraph-properties style:line-height-at-least="0in"/>
      <style:text-properties style:text-position="super 58%" style:font-name="Times New Roman1" fo:font-size="11pt" officeooo:paragraph-rsid="00bbedd0" style:font-name-asian="MS PGothic" style:font-size-asian="11pt" style:font-name-complex="MS PGothic" style:font-size-complex="11pt"/>
    </style:style>
    <style:style style:name="P34" style:family="paragraph" style:parent-style-name="Standard">
      <style:paragraph-properties style:line-height-at-least="0in"/>
      <style:text-properties style:text-position="super 58%" style:font-name="Times New Roman1" fo:font-size="11pt" officeooo:paragraph-rsid="01032cc1" style:font-name-asian="MS PGothic" style:font-size-asian="11pt" style:font-name-complex="MS PGothic" style:font-size-complex="11pt"/>
    </style:style>
    <style:style style:name="P35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style:font-size-asian="11pt" style:font-size-complex="11pt"/>
    </style:style>
    <style:style style:name="P36" style:family="paragraph" style:parent-style-name="Standard">
      <style:paragraph-properties fo:margin-left="0.2083in" fo:margin-right="0in" style:line-height-at-least="0in" fo:text-indent="0in" style:auto-text-indent="false"/>
      <style:text-properties fo:font-size="11pt" officeooo:paragraph-rsid="011b9faf" style:font-size-asian="11pt" style:font-size-complex="11pt"/>
    </style:style>
    <style:style style:name="P37" style:family="paragraph" style:parent-style-name="Standard">
      <style:paragraph-properties fo:margin-left="0.2083in" fo:margin-right="0in" fo:line-height="98%" fo:text-indent="0in" style:auto-text-indent="false">
        <style:tab-stops>
          <style:tab-stop style:position="0.4583in"/>
        </style:tab-stops>
      </style:paragraph-properties>
      <style:text-properties fo:font-size="11pt" officeooo:paragraph-rsid="005c2b62" style:font-size-asian="11pt" style:font-size-complex="11pt"/>
    </style:style>
    <style:style style:name="P38" style:family="paragraph" style:parent-style-name="Standard">
      <style:paragraph-properties fo:margin-left="0.2083in" fo:margin-right="0in" fo:line-height="98%" fo:text-indent="0in" style:auto-text-indent="false"/>
      <style:text-properties fo:font-size="11pt" officeooo:paragraph-rsid="0080ddca" style:font-size-asian="11pt" style:font-size-complex="11pt"/>
    </style:style>
    <style:style style:name="P39" style:family="paragraph" style:parent-style-name="Standard">
      <style:paragraph-properties fo:margin-left="0.2083in" fo:margin-right="0in" fo:line-height="98%" fo:text-indent="0in" style:auto-text-indent="false"/>
      <style:text-properties officeooo:paragraph-rsid="00bbedd0"/>
    </style:style>
    <style:style style:name="P40" style:family="paragraph" style:parent-style-name="Standard">
      <style:paragraph-properties fo:margin-left="0.2083in" fo:margin-right="0in" fo:line-height="98%" fo:text-indent="0in" style:auto-text-indent="false"/>
      <style:text-properties officeooo:paragraph-rsid="01032cc1"/>
    </style:style>
    <style:style style:name="P41" style:family="paragraph" style:parent-style-name="Standard" style:master-page-name="Standard">
      <style:paragraph-properties style:line-height-at-least="0in" style:page-number="auto"/>
      <style:text-properties style:use-window-font-color="true" loext:opacity="0%" style:font-name="Arial" fo:font-size="19pt" officeooo:rsid="00dd7af6" officeooo:paragraph-rsid="00dd7af6" style:font-name-asian="Arial" style:font-size-asian="19pt" style:font-name-complex="Arial" style:font-size-complex="10pt"/>
    </style:style>
    <style:style style:name="P42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style:use-window-font-color="true" loext:opacity="0%" style:font-name="Times New Roman1" fo:font-size="11pt" officeooo:rsid="0115ab07" officeooo:paragraph-rsid="0115ab07" style:font-name-asian="Times New Roman" style:font-size-asian="11pt" style:font-name-complex="Times New Roman" style:font-size-complex="11pt"/>
    </style:style>
    <style:style style:name="P43" style:family="paragraph" style:parent-style-name="Standard" style:list-style-name="L1">
      <style:paragraph-properties style:line-height-at-least="0in">
        <style:tab-stops>
          <style:tab-stop style:position="0.4583in"/>
        </style:tab-stops>
      </style:paragraph-properties>
      <style:text-properties officeooo:paragraph-rsid="00bf906c"/>
    </style:style>
    <style:style style:name="P44" style:family="paragraph" style:parent-style-name="Standard" style:list-style-name="L3">
      <style:paragraph-properties style:line-height-at-least="0in">
        <style:tab-stops>
          <style:tab-stop style:position="0.4445in"/>
        </style:tab-stops>
      </style:paragraph-properties>
    </style:style>
    <style:style style:name="P45" style:family="paragraph" style:parent-style-name="Standard" style:list-style-name="L2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9640bb" style:font-name-asian="Times New Roman" style:font-size-asian="11pt" style:font-name-complex="Times New Roman" style:font-size-complex="11pt"/>
    </style:style>
    <style:style style:name="P46" style:family="paragraph" style:parent-style-name="Standard" style:list-style-name="L4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rsid="0075b4dc" officeooo:paragraph-rsid="0075b4dc" style:font-name-asian="Times New Roman" style:font-size-asian="11pt" style:font-name-complex="Times New Roman" style:font-size-complex="11pt"/>
    </style:style>
    <style:style style:name="P47" style:family="paragraph" style:parent-style-name="Standard" style:list-style-name="L3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officeooo:paragraph-rsid="00cf9bc2" style:font-name-asian="Times New Roman" style:font-size-asian="11pt" style:font-name-complex="Times New Roman" style:font-size-complex="11pt"/>
    </style:style>
    <style:style style:name="P48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name-asian="Times New Roman" style:font-size-asian="11pt" style:font-name-complex="Times New Roman" style:font-size-complex="11pt"/>
    </style:style>
    <style:style style:name="P49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style:font-name="Times New Roman1" fo:font-size="11pt" style:font-size-asian="11pt" style:font-size-complex="11pt"/>
    </style:style>
    <style:style style:name="P50" style:family="paragraph" style:parent-style-name="Standard" style:list-style-name="L7">
      <style:paragraph-properties style:line-height-at-least="0in"/>
      <style:text-properties style:font-name="Times New Roman1" fo:font-size="11pt" officeooo:paragraph-rsid="005fe2f7" style:font-size-asian="11pt" style:font-size-complex="11pt"/>
    </style:style>
    <style:style style:name="P51" style:family="paragraph" style:parent-style-name="Standard" style:list-style-name="L5">
      <style:paragraph-properties fo:line-height="98%">
        <style:tab-stops>
          <style:tab-stop style:position="0.4583in"/>
        </style:tab-stops>
      </style:paragraph-properties>
      <style:text-properties officeooo:paragraph-rsid="005c2b62"/>
    </style:style>
    <style:style style:name="P52" style:family="paragraph" style:parent-style-name="Standard" style:list-style-name="L6">
      <style:paragraph-properties style:line-height-at-least="0in"/>
      <style:text-properties style:text-position="super 58%" style:font-name="Times New Roman1" fo:font-size="11pt" style:font-name-asian="MS PGothic" style:font-size-asian="11pt" style:font-name-complex="MS PGothic" style:font-size-complex="11pt"/>
    </style:style>
    <style:style style:name="P53" style:family="paragraph" style:parent-style-name="Standard" style:list-style-name="L6">
      <style:paragraph-properties style:line-height-at-least="0in">
        <style:tab-stops>
          <style:tab-stop style:position="0.4583in"/>
        </style:tab-stops>
      </style:paragraph-properties>
      <style:text-properties fo:font-size="11pt" style:font-size-asian="11pt" style:font-size-complex="11pt"/>
    </style:style>
    <style:style style:name="P54" style:family="paragraph" style:parent-style-name="Standard" style:list-style-name="L7">
      <style:paragraph-properties style:line-height-at-least="0in"/>
      <style:text-properties fo:font-size="11pt" officeooo:paragraph-rsid="005fe2f7" style:font-size-asian="11pt" style:font-size-complex="11pt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style:font-name="Times New Roman" officeooo:rsid="0027ca80" style:font-name-asian="Times New Roman" style:font-name-complex="Times New Roman"/>
    </style:style>
    <style:style style:name="T3" style:family="text">
      <style:text-properties style:font-name="Times New Roman" officeooo:rsid="007f244a" style:font-name-asian="Times New Roman" style:font-name-complex="Times New Roman"/>
    </style:style>
    <style:style style:name="T4" style:family="text">
      <style:text-properties style:font-name="Times New Roman" officeooo:rsid="007f4ba5" style:font-name-asian="Times New Roman" style:font-name-complex="Times New Roman"/>
    </style:style>
    <style:style style:name="T5" style:family="text">
      <style:text-properties style:font-name="Times New Roman" officeooo:rsid="00944845" style:font-name-asian="Times New Roman" style:font-name-complex="Times New Roman"/>
    </style:style>
    <style:style style:name="T6" style:family="text">
      <style:text-properties style:font-name="Times New Roman" officeooo:rsid="009d5e7f" style:font-name-asian="Times New Roman" style:font-name-complex="Times New Roman"/>
    </style:style>
    <style:style style:name="T7" style:family="text">
      <style:text-properties style:font-name="Times New Roman" officeooo:rsid="00a2933c" style:font-name-asian="Times New Roman" style:font-name-complex="Times New Roman"/>
    </style:style>
    <style:style style:name="T8" style:family="text">
      <style:text-properties style:font-name="Times New Roman" officeooo:rsid="00a6b158" style:font-name-asian="Times New Roman" style:font-name-complex="Times New Roman"/>
    </style:style>
    <style:style style:name="T9" style:family="text">
      <style:text-properties style:font-name="Times New Roman" officeooo:rsid="00a992c1" style:font-name-asian="Times New Roman" style:font-name-complex="Times New Roman"/>
    </style:style>
    <style:style style:name="T10" style:family="text">
      <style:text-properties style:font-name="Times New Roman" officeooo:rsid="011b9faf" style:font-name-asian="Times New Roman" style:font-name-complex="Times New Roman"/>
    </style:style>
    <style:style style:name="T11" style:family="text">
      <style:text-properties style:font-name="Times New Roman" fo:font-weight="bold" style:font-name-asian="Times New Roman" style:font-weight-asian="bold" style:font-name-complex="Times New Roman"/>
    </style:style>
    <style:style style:name="T12" style:family="text">
      <style:text-properties style:font-name="Times New Roman" fo:font-weight="bold" officeooo:rsid="006e0924" style:font-name-asian="Times New Roman" style:font-weight-asian="bold" style:font-name-complex="Times New Roman"/>
    </style:style>
    <style:style style:name="T13" style:family="text">
      <style:text-properties style:font-name="Times New Roman" fo:font-weight="bold" officeooo:rsid="006fcc72" style:font-name-asian="Times New Roman" style:font-weight-asian="bold" style:font-name-complex="Times New Roman"/>
    </style:style>
    <style:style style:name="T14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5" style:family="text">
      <style:text-properties style:font-name="Times New Roman" fo:font-size="11pt" officeooo:rsid="00bce515" style:font-name-asian="Times New Roman" style:font-size-asian="11pt" style:font-name-complex="Times New Roman" style:font-size-complex="11pt"/>
    </style:style>
    <style:style style:name="T16" style:family="text">
      <style:text-properties style:font-name="Times New Roman" fo:font-size="11pt" fo:font-weight="bold" style:font-name-asian="Times New Roman" style:font-size-asian="11pt" style:font-weight-asian="bold" style:font-name-complex="Times New Roman" style:font-size-complex="11pt"/>
    </style:style>
    <style:style style:name="T17" style:family="text">
      <style:text-properties style:font-name="Times New Roman" fo:font-size="11pt" fo:font-weight="bold" officeooo:rsid="00b71224" style:font-name-asian="Times New Roman" style:font-size-asian="11pt" style:font-weight-asian="bold" style:font-name-complex="Times New Roman" style:font-size-complex="11pt"/>
    </style:style>
    <style:style style:name="T18" style:family="text">
      <style:text-properties style:font-name="Times New Roman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19" style:family="text">
      <style:text-properties style:font-name="Times New Roman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20" style:family="text">
      <style:text-properties style:font-name-asian="Times New Roman" style:font-name-complex="Times New Roman"/>
    </style:style>
    <style:style style:name="T21" style:family="text">
      <style:text-properties officeooo:rsid="00abddfa" style:font-name-asian="Times New Roman" style:font-name-complex="Times New Roman"/>
    </style:style>
    <style:style style:name="T22" style:family="text">
      <style:text-properties fo:font-weight="bold" style:font-name-asian="Times New Roman" style:font-weight-asian="bold" style:font-name-complex="Times New Roman"/>
    </style:style>
    <style:style style:name="T23" style:family="text">
      <style:text-properties fo:font-weight="bold" style:font-name-asian="Times New Roman" style:font-weight-asian="bold" style:font-name-complex="Times New Roman" style:font-weight-complex="bold"/>
    </style:style>
    <style:style style:name="T24" style:family="text">
      <style:text-properties fo:font-weight="bold" officeooo:rsid="000a5097" style:font-name-asian="Times New Roman" style:font-weight-asian="bold" style:font-name-complex="Times New Roman" style:font-weight-complex="bold"/>
    </style:style>
    <style:style style:name="T25" style:family="text">
      <style:text-properties fo:font-weight="bold" officeooo:rsid="000fb89b" style:font-name-asian="Times New Roman" style:font-weight-asian="bold" style:font-name-complex="Times New Roman" style:font-weight-complex="bold"/>
    </style:style>
    <style:style style:name="T26" style:family="text">
      <style:text-properties fo:font-weight="bold" officeooo:rsid="00e9f04a" style:font-name-asian="Times New Roman" style:font-weight-asian="bold" style:font-name-complex="Times New Roman" style:font-weight-complex="bold"/>
    </style:style>
    <style:style style:name="T27" style:family="text">
      <style:text-properties fo:font-weight="bold" officeooo:rsid="0034c8df" style:font-name-asian="Times New Roman" style:font-weight-asian="bold" style:font-name-complex="Times New Roman"/>
    </style:style>
    <style:style style:name="T28" style:family="text">
      <style:text-properties fo:font-weight="bold" officeooo:rsid="004cedfd" style:font-name-asian="Times New Roman" style:font-weight-asian="bold" style:font-name-complex="Times New Roman"/>
    </style:style>
    <style:style style:name="T29" style:family="text">
      <style:text-properties fo:font-weight="bold" officeooo:rsid="00519d75" style:font-name-asian="Times New Roman" style:font-weight-asian="bold" style:font-name-complex="Times New Roman"/>
    </style:style>
    <style:style style:name="T30" style:family="text">
      <style:text-properties fo:font-weight="bold" officeooo:rsid="009640bb" style:font-name-asian="Times New Roman" style:font-weight-asian="bold" style:font-name-complex="Times New Roman"/>
    </style:style>
    <style:style style:name="T31" style:family="text">
      <style:text-properties fo:font-weight="bold" officeooo:rsid="00b39f93" style:font-name-asian="Times New Roman" style:font-weight-asian="bold" style:font-name-complex="Times New Roman"/>
    </style:style>
    <style:style style:name="T32" style:family="text">
      <style:text-properties fo:font-weight="bold" officeooo:rsid="00b68578" style:font-name-asian="Times New Roman" style:font-weight-asian="bold" style:font-name-complex="Times New Roman"/>
    </style:style>
    <style:style style:name="T33" style:family="text">
      <style:text-properties fo:font-weight="bold" officeooo:rsid="00b7ce41" style:font-name-asian="Times New Roman" style:font-weight-asian="bold" style:font-name-complex="Times New Roman"/>
    </style:style>
    <style:style style:name="T34" style:family="text">
      <style:text-properties fo:font-weight="bold" officeooo:rsid="00f6a407" style:font-name-asian="Times New Roman" style:font-weight-asian="bold" style:font-name-complex="Times New Roman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name="Times New Roman1" fo:font-style="italic" fo:font-weight="bold" style:font-name-asian="Times New Roman" style:font-style-asian="italic" style:font-weight-asian="bold" style:font-name-complex="Times New Roman"/>
    </style:style>
    <style:style style:name="T37" style:family="text">
      <style:text-properties style:font-name="Times New Roman1" fo:font-style="italic" fo:font-weight="bold" officeooo:rsid="000b273f" style:font-name-asian="Times New Roman" style:font-style-asian="italic" style:font-weight-asian="bold" style:font-name-complex="Times New Roman"/>
    </style:style>
    <style:style style:name="T38" style:family="text">
      <style:text-properties style:font-name="Times New Roman1" fo:font-style="italic" fo:font-weight="bold" officeooo:rsid="000c40ba" style:font-name-asian="Times New Roman" style:font-style-asian="italic" style:font-weight-asian="bold" style:font-name-complex="Times New Roman"/>
    </style:style>
    <style:style style:name="T39" style:family="text">
      <style:text-properties style:font-name="Times New Roman1" style:font-name-asian="Times New Roman" style:font-name-complex="Times New Roman"/>
    </style:style>
    <style:style style:name="T40" style:family="text">
      <style:text-properties style:font-name="Times New Roman1" officeooo:rsid="00bbedd0" style:font-name-asian="Times New Roman" style:font-name-complex="Times New Roman"/>
    </style:style>
    <style:style style:name="T41" style:family="text">
      <style:text-properties style:font-name="Times New Roman1" officeooo:rsid="0048788c" style:font-name-asian="Times New Roman" style:font-name-complex="Times New Roman"/>
    </style:style>
    <style:style style:name="T42" style:family="text">
      <style:text-properties style:font-name="Times New Roman1" officeooo:rsid="01216587" style:font-name-asian="Times New Roman" style:font-name-complex="Times New Roman"/>
    </style:style>
    <style:style style:name="T43" style:family="text">
      <style:text-properties style:font-name="Times New Roman1" officeooo:rsid="01233c95" style:font-name-asian="Times New Roman" style:font-name-complex="Times New Roman"/>
    </style:style>
    <style:style style:name="T44" style:family="text">
      <style:text-properties style:font-name="Times New Roman1" fo:font-weight="bold" style:font-name-asian="Times New Roman" style:font-weight-asian="bold" style:font-name-complex="Times New Roman"/>
    </style:style>
    <style:style style:name="T45" style:family="text"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/>
    </style:style>
    <style:style style:name="T46" style:family="text">
      <style:text-properties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47" style:family="text">
      <style:text-properties style:font-name="Times New Roman1" fo:font-size="11pt" fo:font-weight="bold" officeooo:rsid="00f550cb" style:font-name-asian="Times New Roman" style:font-size-asian="11pt" style:font-weight-asian="bold" style:font-name-complex="Times New Roman" style:font-size-complex="11pt"/>
    </style:style>
    <style:style style:name="T48" style:family="text">
      <style:text-properties style:font-name="Times New Roman1" fo:font-size="11pt" style:font-name-asian="Times New Roman" style:font-size-asian="11pt" style:font-name-complex="Times New Roman" style:font-size-complex="11pt"/>
    </style:style>
    <style:style style:name="T49" style:family="text">
      <style:text-properties style:font-name="Times New Roman1" fo:font-size="11pt" officeooo:rsid="00bf906c" style:font-name-asian="Times New Roman" style:font-size-asian="11pt" style:font-name-complex="Times New Roman" style:font-size-complex="11pt"/>
    </style:style>
    <style:style style:name="T50" style:family="text">
      <style:text-properties style:font-name="Times New Roman1" fo:font-size="11pt" officeooo:rsid="000e4fb5" style:font-name-asian="Times New Roman" style:font-size-asian="11pt" style:font-name-complex="Times New Roman" style:font-size-complex="11pt"/>
    </style:style>
    <style:style style:name="T51" style:family="text">
      <style:text-properties style:font-name="Times New Roman1" fo:font-size="11pt" officeooo:rsid="00c5bd41" style:font-name-asian="Times New Roman" style:font-size-asian="11pt" style:font-name-complex="Times New Roman" style:font-size-complex="11pt"/>
    </style:style>
    <style:style style:name="T52" style:family="text">
      <style:text-properties style:font-name="Times New Roman1" fo:font-size="11pt" officeooo:rsid="00895ac4" style:font-name-asian="Times New Roman" style:font-size-asian="11pt" style:font-name-complex="Times New Roman" style:font-size-complex="11pt"/>
    </style:style>
    <style:style style:name="T53" style:family="text">
      <style:text-properties style:font-name="Times New Roman1" fo:font-size="11pt" officeooo:rsid="00981c0d" style:font-name-asian="Times New Roman" style:font-size-asian="11pt" style:font-name-complex="Times New Roman" style:font-size-complex="11pt"/>
    </style:style>
    <style:style style:name="T54" style:family="text">
      <style:text-properties style:font-name="Times New Roman1" fo:font-size="11pt" officeooo:rsid="00ca2f37" style:font-name-asian="Times New Roman" style:font-size-asian="11pt" style:font-name-complex="Times New Roman" style:font-size-complex="11pt"/>
    </style:style>
    <style:style style:name="T55" style:family="text">
      <style:text-properties style:font-name="Times New Roman1" fo:font-size="11pt" officeooo:rsid="00dd7af6" style:font-name-asian="Times New Roman" style:font-size-asian="11pt" style:font-name-complex="Times New Roman" style:font-size-complex="11pt"/>
    </style:style>
    <style:style style:name="T56" style:family="text">
      <style:text-properties style:font-name="Times New Roman1" fo:font-size="11pt" officeooo:rsid="00ea6548" style:font-name-asian="Times New Roman" style:font-size-asian="11pt" style:font-name-complex="Times New Roman" style:font-size-complex="11pt"/>
    </style:style>
    <style:style style:name="T57" style:family="text">
      <style:text-properties style:font-name="Times New Roman1" fo:font-size="11pt" officeooo:rsid="00ebd2da" style:font-name-asian="Times New Roman" style:font-size-asian="11pt" style:font-name-complex="Times New Roman" style:font-size-complex="11pt"/>
    </style:style>
    <style:style style:name="T58" style:family="text">
      <style:text-properties style:font-name="Times New Roman1" fo:font-size="11pt" officeooo:rsid="00edd40b" style:font-name-asian="Times New Roman" style:font-size-asian="11pt" style:font-name-complex="Times New Roman" style:font-size-complex="11pt"/>
    </style:style>
    <style:style style:name="T59" style:family="text">
      <style:text-properties style:font-name="Times New Roman1" fo:font-size="11pt" officeooo:rsid="00eef848" style:font-name-asian="Times New Roman" style:font-size-asian="11pt" style:font-name-complex="Times New Roman" style:font-size-complex="11pt"/>
    </style:style>
    <style:style style:name="T60" style:family="text">
      <style:text-properties style:font-name="Times New Roman1" fo:font-size="11pt" officeooo:rsid="00f08eaf" style:font-name-asian="Times New Roman" style:font-size-asian="11pt" style:font-name-complex="Times New Roman" style:font-size-complex="11pt"/>
    </style:style>
    <style:style style:name="T61" style:family="text">
      <style:text-properties style:font-name="Times New Roman1" fo:font-size="11pt" officeooo:rsid="0124f917" style:font-name-asian="Times New Roman" style:font-size-asian="11pt" style:font-name-complex="Times New Roman" style:font-size-complex="11pt"/>
    </style:style>
    <style:style style:name="T62" style:family="text">
      <style:text-properties style:font-name="Times New Roman1" fo:font-size="11pt" fo:font-style="italic" fo:font-weight="bold" style:font-name-asian="Times New Roman" style:font-size-asian="11pt" style:font-style-asian="italic" style:font-weight-asian="bold" style:font-name-complex="Times New Roman" style:font-size-complex="11pt"/>
    </style:style>
    <style:style style:name="T63" style:family="text">
      <style:text-properties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64" style:family="text">
      <style:text-properties style:font-name="Times New Roman1" fo:font-size="11pt" fo:font-style="italic" fo:font-weight="bold" officeooo:rsid="00c8454a" style:font-name-asian="Times New Roman" style:font-size-asian="11pt" style:font-style-asian="italic" style:font-weight-asian="bold" style:font-name-complex="Times New Roman" style:font-size-complex="11pt"/>
    </style:style>
    <style:style style:name="T65" style:family="text">
      <style:text-properties fo:font-variant="normal" fo:text-transform="none" fo:color="#24292e" loext:opacity="100%" style:font-name="times new roman" fo:letter-spacing="normal" officeooo:rsid="004ebc8b" style:font-style-complex="italic" style:font-weight-complex="bold"/>
    </style:style>
    <style:style style:name="T66" style:family="text">
      <style:text-properties fo:font-weight="normal" style:font-name-asian="Times New Roman" style:font-weight-asian="normal" style:font-name-complex="Times New Roman" style:font-weight-complex="normal"/>
    </style:style>
    <style:style style:name="T67" style:family="text">
      <style:text-properties officeooo:rsid="004afc09"/>
    </style:style>
    <style:style style:name="T68" style:family="text">
      <style:text-properties officeooo:rsid="004ebc8b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fo:font-weight="bold" style:font-name-asian="Times New Roman" style:font-style-asian="italic" style:font-weight-asian="bold" style:font-name-complex="Times New Roman"/>
    </style:style>
    <style:style style:name="T71" style:family="text">
      <style:text-properties fo:font-style="italic" fo:font-weight="bold" officeooo:rsid="000a5097" style:font-name-asian="Times New Roman" style:font-style-asian="italic" style:font-weight-asian="bold" style:font-name-complex="Times New Roman" style:font-weight-complex="bold"/>
    </style:style>
    <style:style style:name="T72" style:family="text">
      <style:text-properties officeooo:rsid="007625ad"/>
    </style:style>
    <style:style style:name="T73" style:family="text">
      <style:text-properties officeooo:rsid="007827c6"/>
    </style:style>
    <style:style style:name="T74" style:family="text">
      <style:text-properties officeooo:rsid="00944618"/>
    </style:style>
    <style:style style:name="T75" style:family="text">
      <style:text-properties officeooo:rsid="009640bb"/>
    </style:style>
    <style:style style:name="T76" style:family="text">
      <style:text-properties officeooo:rsid="009cd2a1"/>
    </style:style>
    <style:style style:name="T77" style:family="text">
      <style:text-properties officeooo:rsid="009ed8f9"/>
    </style:style>
    <style:style style:name="T78" style:family="text">
      <style:text-properties style:font-name="Arial" fo:font-size="9pt" style:font-name-asian="Arial" style:font-size-asian="9pt" style:font-name-complex="Arial"/>
    </style:style>
    <style:style style:name="T79" style:family="text">
      <style:text-properties style:font-name="Arial" fo:font-size="9pt" officeooo:rsid="00b93bbd" style:font-name-asian="Arial" style:font-size-asian="9pt" style:font-name-complex="Arial"/>
    </style:style>
    <style:style style:name="T80" style:family="text">
      <style:text-properties style:font-name="Arial" fo:font-size="9pt" officeooo:rsid="0111cd33" style:font-name-asian="Arial" style:font-size-asian="9pt" style:font-name-complex="Arial"/>
    </style:style>
    <style:style style:name="T81" style:family="text">
      <style:text-properties style:font-name="Arial" fo:font-size="9pt" officeooo:rsid="01130b79" style:font-name-asian="Arial" style:font-size-asian="9pt" style:font-name-complex="Arial"/>
    </style:style>
    <style:style style:name="T82" style:family="text">
      <style:text-properties style:use-window-font-color="true" loext:opacity="0%" style:font-name="Times New Roman1" fo:font-size="11pt" fo:font-weight="bold" officeooo:rsid="009640bb" style:font-name-asian="Times New Roman" style:font-size-asian="11pt" style:font-weight-asian="bold" style:font-name-complex="Times New Roman" style:font-size-complex="11pt"/>
    </style:style>
    <style:style style:name="T83" style:family="text">
      <style:text-properties style:use-window-font-color="true" loext:opacity="0%" style:font-name="Times New Roman1" fo:font-size="11pt" fo:font-weight="bold" officeooo:rsid="00bbedd0" style:font-name-asian="Times New Roman" style:font-size-asian="11pt" style:font-weight-asian="bold" style:font-name-complex="Times New Roman" style:font-size-complex="11pt"/>
    </style:style>
    <style:style style:name="T84" style:family="text">
      <style:text-properties style:use-window-font-color="true" loext:opacity="0%" style:font-name="Times New Roman1" fo:font-size="11pt" fo:font-weight="bold" officeooo:rsid="00ee5a5e" style:font-name-asian="Times New Roman" style:font-size-asian="11pt" style:font-weight-asian="bold" style:font-name-complex="Times New Roman" style:font-size-complex="11pt"/>
    </style:style>
    <style:style style:name="T85" style:family="text">
      <style:text-properties style:use-window-font-color="true" loext:opacity="0%" style:font-name="Times New Roman1" fo:font-size="11pt" fo:font-weight="bold" officeooo:rsid="00f6a407" style:font-name-asian="Times New Roman" style:font-size-asian="11pt" style:font-weight-asian="bold" style:font-name-complex="Times New Roman" style:font-size-complex="11pt"/>
    </style:style>
    <style:style style:name="T86" style:family="text">
      <style:text-properties style:use-window-font-color="true" loext:opacity="0%" style:font-name="Times New Roman1" fo:font-size="11pt" fo:font-weight="bold" officeooo:rsid="01032cc1" style:font-name-asian="Times New Roman" style:font-size-asian="11pt" style:font-weight-asian="bold" style:font-name-complex="Times New Roman" style:font-size-complex="11pt"/>
    </style:style>
    <style:style style:name="T87" style:family="text">
      <style:text-properties style:use-window-font-color="true" loext:opacity="0%" style:font-name="Times New Roman1" fo:font-size="11pt" fo:font-style="italic" fo:font-weight="bold" officeooo:rsid="009640bb" style:font-name-asian="Times New Roman" style:font-size-asian="11pt" style:font-style-asian="italic" style:font-weight-asian="bold" style:font-name-complex="Times New Roman" style:font-size-complex="11pt"/>
    </style:style>
    <style:style style:name="T88" style:family="text">
      <style:text-properties style:use-window-font-color="true" loext:opacity="0%" style:font-name="Times New Roman1" fo:font-size="11pt" fo:font-style="italic" fo:font-weight="bold" officeooo:rsid="00bbedd0" style:font-name-asian="Times New Roman" style:font-size-asian="11pt" style:font-style-asian="italic" style:font-weight-asian="bold" style:font-name-complex="Times New Roman" style:font-size-complex="11pt"/>
    </style:style>
    <style:style style:name="T89" style:family="text">
      <style:text-properties style:use-window-font-color="true" loext:opacity="0%" style:font-name="Times New Roman1" fo:font-size="11pt" fo:font-style="italic" fo:font-weight="bold" officeooo:rsid="01032cc1" style:font-name-asian="Times New Roman" style:font-size-asian="11pt" style:font-style-asian="italic" style:font-weight-asian="bold" style:font-name-complex="Times New Roman" style:font-size-complex="11pt"/>
    </style:style>
    <style:style style:name="T90" style:family="text">
      <style:text-properties style:use-window-font-color="true" loext:opacity="0%" style:font-name="Times New Roman1" fo:font-size="11pt" fo:font-style="italic" fo:font-weight="bold" officeooo:rsid="0115ab07" style:font-name-asian="Times New Roman" style:font-size-asian="11pt" style:font-style-asian="italic" style:font-weight-asian="bold" style:font-name-complex="Times New Roman" style:font-size-complex="11pt"/>
    </style:style>
    <style:style style:name="T91" style:family="text">
      <style:text-properties style:use-window-font-color="true" loext:opacity="0%" style:font-name="Times New Roman1" fo:font-size="11pt" officeooo:rsid="00c5bd41" style:font-name-asian="Times New Roman" style:font-size-asian="11pt" style:font-name-complex="Times New Roman" style:font-size-complex="11pt"/>
    </style:style>
    <style:style style:name="T92" style:family="text">
      <style:text-properties style:use-window-font-color="true" loext:opacity="0%" style:font-name="Times New Roman1" fo:font-size="11pt" officeooo:rsid="00c74265" style:font-name-asian="Times New Roman" style:font-size-asian="11pt" style:font-name-complex="Times New Roman" style:font-size-complex="11pt"/>
    </style:style>
    <style:style style:name="T93" style:family="text">
      <style:text-properties style:use-window-font-color="true" loext:opacity="0%" style:font-name="Times New Roman1" fo:font-size="11pt" officeooo:rsid="00d09928" style:font-name-asian="Times New Roman" style:font-size-asian="11pt" style:font-name-complex="Times New Roman" style:font-size-complex="11pt"/>
    </style:style>
    <style:style style:name="T94" style:family="text">
      <style:text-properties style:use-window-font-color="true" loext:opacity="0%" style:font-name="Times New Roman1" fo:font-size="11pt" officeooo:rsid="00dd7af6" style:font-name-asian="Times New Roman" style:font-size-asian="11pt" style:font-name-complex="Times New Roman" style:font-size-complex="11pt"/>
    </style:style>
    <style:style style:name="T95" style:family="text">
      <style:text-properties style:use-window-font-color="true" loext:opacity="0%" style:font-name="Times New Roman1" fo:font-size="11pt" officeooo:rsid="00ebd2da" style:font-name-asian="Times New Roman" style:font-size-asian="11pt" style:font-name-complex="Times New Roman" style:font-size-complex="11pt"/>
    </style:style>
    <style:style style:name="T96" style:family="text">
      <style:text-properties style:use-window-font-color="true" loext:opacity="0%" style:font-name="Times New Roman1" fo:font-size="11pt" officeooo:rsid="0124f917" style:font-name-asian="Times New Roman" style:font-size-asian="11pt" style:font-name-complex="Times New Roman" style:font-size-complex="11pt"/>
    </style:style>
    <style:style style:name="T97" style:family="text">
      <style:text-properties style:use-window-font-color="true" loext:opacity="0%" style:font-name="Times New Roman1" fo:font-size="11pt" officeooo:rsid="0128b3cc" style:font-name-asian="Times New Roman" style:font-size-asian="11pt" style:font-name-complex="Times New Roman" style:font-size-complex="11pt"/>
    </style:style>
    <style:style style:name="T98" style:family="text">
      <style:text-properties style:use-window-font-color="true" loext:opacity="0%" style:font-name="Times New Roman" fo:font-size="11pt" fo:font-weight="bold" officeooo:rsid="00b39f93" style:font-name-asian="Times New Roman" style:font-size-asian="11pt" style:font-weight-asian="bold" style:font-name-complex="Times New Roman" style:font-size-complex="11pt"/>
    </style:style>
    <style:style style:name="T99" style:family="text">
      <style:text-properties style:use-window-font-color="true" loext:opacity="0%" style:font-name="Times New Roman" fo:font-size="11pt" fo:font-weight="bold" officeooo:rsid="00dd7af6" style:font-name-asian="Times New Roman" style:font-size-asian="11pt" style:font-weight-asian="bold" style:font-name-complex="Times New Roman" style:font-size-complex="11pt"/>
    </style:style>
    <style:style style:name="T100" style:family="text">
      <style:text-properties fo:font-style="normal" fo:font-weight="bold" officeooo:rsid="00e9f04a" style:font-name-asian="Times New Roman" style:font-style-asian="normal" style:font-weight-asian="bold" style:font-name-complex="Times New Roman" style:font-style-complex="normal"/>
    </style:style>
    <style:style style:name="T101" style:family="text">
      <style:text-properties officeooo:rsid="00ebd2da"/>
    </style:style>
    <style:style style:name="T102" style:family="text">
      <style:text-properties officeooo:rsid="011641c7"/>
    </style:style>
    <style:style style:name="T103" style:family="text">
      <style:text-properties officeooo:rsid="0117336f"/>
    </style:style>
    <style:style style:name="T104" style:family="text">
      <style:text-properties officeooo:rsid="011911be"/>
    </style:style>
    <style:style style:name="T105" style:family="text">
      <style:text-properties officeooo:rsid="0120535b"/>
    </style:style>
    <style:style style:name="T106" style:family="text">
      <style:text-properties officeooo:rsid="0128c9b9"/>
    </style:style>
    <style:style style:name="T107" style:family="text">
      <style:text-properties officeooo:rsid="012abed9"/>
    </style:style>
    <style:style style:name="T108" style:family="text">
      <style:text-properties officeooo:rsid="012c9157"/>
    </style:style>
    <style:style style:name="Sect1" style:family="section">
      <style:section-properties style:writing-mode="lr-tb" style:editable="false">
        <style:columns fo:column-count="2">
          <style:column style:rel-width="4540*" fo:start-indent="0in" fo:end-indent="0.25in"/>
          <style:column style:rel-width="6100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929in" fo:text-indent="-0.25in" fo:margin-left="0.692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429in" fo:text-indent="-0.25in" fo:margin-left="0.942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929in" fo:text-indent="-0.25in" fo:margin-left="1.192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429in" fo:text-indent="-0.25in" fo:margin-left="1.442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929in" fo:text-indent="-0.25in" fo:margin-left="1.692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429in" fo:text-indent="-0.25in" fo:margin-left="1.942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929in" fo:text-indent="-0.25in" fo:margin-left="2.192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429in" fo:text-indent="-0.25in" fo:margin-left="2.442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929in" fo:text-indent="-0.25in" fo:margin-left="2.692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429in" fo:text-indent="-0.25in" fo:margin-left="2.9429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043in" fo:text-indent="-0.25in" fo:margin-left="0.7043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9543in" fo:text-indent="-0.25in" fo:margin-left="0.9543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043in" fo:text-indent="-0.25in" fo:margin-left="1.2043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4543in" fo:text-indent="-0.25in" fo:margin-left="1.4543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043in" fo:text-indent="-0.25in" fo:margin-left="1.7043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9543in" fo:text-indent="-0.25in" fo:margin-left="1.9543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043in" fo:text-indent="-0.25in" fo:margin-left="2.2043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4543in" fo:text-indent="-0.25in" fo:margin-left="2.4543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043in" fo:text-indent="-0.25in" fo:margin-left="2.704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9543in" fo:text-indent="-0.25in" fo:margin-left="2.9543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41">David Solodukhin</text:p>
        <text:p text:style-name="P1"/>
        <text:p text:style-name="P7">EDUCATION</text:p>
        <text:p text:style-name="P2"/>
        <text:p text:style-name="P9"><text:span text:style-name="T78"><text:s/><text:tab/> <text:s text:c="4"/><text:tab/> <text:s text:c="8"/></text:span><text:span text:style-name="T81">+</text:span><text:span text:style-name="T80">1</text:span><text:span text:style-name="T78">914-564-8872 | </text:span><text:span text:style-name="T79">david.solodukhin@gmail.com</text:span></text:p>
      </text:section>
      <text:section text:style-name="Sect2" text:name="Section2">
        <text:p text:style-name="P3"/>
        <text:p text:style-name="P13"><text:span text:style-name="T16">Georgia Institute of Technology - Atlanta, GA <text:s text:c="71"/></text:span><text:span text:style-name="T18">Aug </text:span><text:span text:style-name="T19">20</text:span><text:span text:style-name="T18">16 </text:span><text:span text:style-name="T47">– </text:span><text:span text:style-name="T98">M</text:span><text:span text:style-name="T99">ay </text:span><text:span text:style-name="T17">20</text:span><text:span text:style-name="T19">20</text:span></text:p>
        <text:p text:style-name="P8">B.S. in Computer Science</text:p>
        <text:p text:style-name="P20">EXPERIENCE</text:p>
        <text:p text:style-name="P12"><text:span text:style-name="T86">Facebook</text:span><text:span text:style-name="T45"> – </text:span><text:span text:style-name="T86">Menlo Park</text:span><text:span text:style-name="T46">, CA</text:span><text:span text:style-name="T48"><text:tab/> <text:s text:c="10"/><text:tab/> <text:s/></text:span><text:span text:style-name="T86">July 2020 </text:span><text:span text:style-name="T45">– </text:span><text:span text:style-name="T86">Present</text:span></text:p>
        <text:p text:style-name="P40"><text:span text:style-name="T89">Production Engineer</text:span><text:span text:style-name="T63"> </text:span><text:span text:style-name="T62">– </text:span><text:span text:style-name="T89">Network Infrastructure</text:span><text:span text:style-name="T90"> Security Engineering</text:span></text:p>
        <text:p text:style-name="P17"/>
        <text:p text:style-name="P34"/>
        <text:list xml:id="list1328518208" text:style-name="L1">
          <text:list-item>
            <text:p text:style-name="P42">Developing and scaling <text:span text:style-name="T107">internal</text:span><text:span text:style-name="T105"> </text:span><text:span text:style-name="T102">DDoS</text:span> detection and mitigation systems <text:span text:style-name="T107">which span </text:span>transport to application specific <text:span text:style-name="T107">network </text:span>layers. <text:span text:style-name="T105">Supporting efficient analytics </text:span><text:span text:style-name="T108">&amp;</text:span><text:span text:style-name="T105"> anomaly detection</text:span> <text:span text:style-name="T105">services across millions of hosts. </text:span><text:span text:style-name="T102">Helping implement </text:span><text:span text:style-name="T106">reliable</text:span><text:span text:style-name="T102"> detection methods </text:span><text:span text:style-name="T107">and</text:span><text:span text:style-name="T102"> investigating metrics which aid in classifying </text:span><text:span text:style-name="T107">network anomalies as </text:span><text:span text:style-name="T102">attacks </text:span><text:span text:style-name="T107">or </text:span><text:span text:style-name="T102">pathologies/regressions.</text:span></text:p>
          </text:list-item>
        </text:list>
        <text:p text:style-name="P11"><text:span text:style-name="T82">A</text:span><text:span text:style-name="T83">mazon Lab126</text:span><text:span text:style-name="T45"> – </text:span><text:span text:style-name="T82">S</text:span><text:span text:style-name="T83">unnyvale</text:span><text:span text:style-name="T46">, CA</text:span><text:span text:style-name="T48"><text:tab/> <text:s text:c="10"/><text:tab/> <text:s text:c="7"/></text:span><text:span text:style-name="T82">S</text:span><text:span text:style-name="T83">ept </text:span><text:span text:style-name="T45">– </text:span><text:span text:style-name="T84">Nov </text:span><text:span text:style-name="T85">20</text:span><text:span text:style-name="T84">19</text:span></text:p>
        <text:p text:style-name="P39"><text:span text:style-name="T63">Software Development Engineer Intern </text:span><text:span text:style-name="T62">– </text:span><text:span text:style-name="T64">Consumer </text:span><text:span text:style-name="T87">D</text:span><text:span text:style-name="T88">evices</text:span></text:p>
        <text:p text:style-name="P16"/>
        <text:p text:style-name="P33"/>
        <text:list xml:id="list153923333854210" text:continue-numbering="true" text:style-name="L1">
          <text:list-item>
            <text:p text:style-name="P43"><text:span text:style-name="T49">Design</text:span><text:span text:style-name="T55">ed</text:span><text:span text:style-name="T49"> a </text:span><text:span text:style-name="T55">high performance, adaptive and </text:span><text:span text:style-name="T94">portable</text:span><text:span text:style-name="T55"> service to stream and transcode sensor data from a</text:span><text:span text:style-name="T94"> prototype</text:span><text:span text:style-name="T49"> consumer electronic device. </text:span><text:span text:style-name="T55">Th</text:span><text:span text:style-name="T56">is </text:span><text:span text:style-name="T55">service allowed developers to more quickly diagnose low-level sensor issues </text:span><text:span text:style-name="T56">and decreased reliance on device storage </text:span><text:span text:style-name="T59">for storing</text:span><text:span text:style-name="T56"> debugging information.</text:span></text:p>
          </text:list-item>
        </text:list>
        <text:p text:style-name="P27"><text:span text:style-name="T30">VMware</text:span><text:span text:style-name="T22"> – </text:span><text:span text:style-name="T30">Palo Alto, CA</text:span><text:span text:style-name="T20"><text:tab/> <text:s text:c="9"/><text:tab/> <text:s text:c="7"/></text:span><text:span text:style-name="T30">May </text:span><text:span text:style-name="T22">– </text:span><text:span text:style-name="T33">Aug </text:span><text:span text:style-name="T34">20</text:span><text:span text:style-name="T33">19</text:span></text:p>
        <text:p text:style-name="P23"><text:span text:style-name="T75">Software Engineer Intern </text:span>– <text:span text:style-name="T75">VM Platform</text:span></text:p>
        <text:p text:style-name="P14"/>
        <text:p text:style-name="P31"/>
        <text:list xml:id="list782841742" text:style-name="L2">
          <text:list-item>
            <text:p text:style-name="P45"><text:span text:style-name="T77">Designed and built a scalable, container-runtime independent solution for managing containers running in a Linux virtual machine. This solution efficiently gathers container stats/info by communicating directly with the exposed Linux kernel APIs which make containerization feasible.</text:span></text:p>
          </text:list-item>
        </text:list>
        <text:p text:style-name="P18"/>
        <text:p text:style-name="P30"><text:span text:style-name="T22">Prudential Financial – </text:span><text:span text:style-name="T23">Newark, NJ</text:span><text:span text:style-name="T20"> <text:s text:c="90"/><text:tab/> <text:s text:c="7"/></text:span><text:span text:style-name="T22">May – Aug </text:span><text:span text:style-name="T34">20</text:span><text:span text:style-name="T22">18</text:span></text:p>
        <text:p text:style-name="P25">Software Engineer Intern, Enterprise Services &amp; Systems</text:p>
        <text:p text:style-name="P19"/>
        <text:list xml:id="list4274989285" text:style-name="L3">
          <text:list-item>
            <text:p text:style-name="P44"><text:span text:style-name="T96">Improved reliability and efficiency of </text:span><text:span text:style-name="T97">i</text:span><text:span text:style-name="T53">nternal</text:span><text:span text:style-name="T48"> </text:span><text:span text:style-name="T53">m</text:span><text:span text:style-name="T48">etadata </text:span><text:span text:style-name="T53">m</text:span><text:span text:style-name="T48">anagement </text:span><text:span text:style-name="T53">s</text:span><text:span text:style-name="T48">ystem, </text:span><text:span text:style-name="T61">significantly </text:span><text:span text:style-name="T96">reducing </text:span><text:span text:style-name="T48">query </text:span><text:span text:style-name="T61">response </text:span><text:span text:style-name="T48">latency. </text:span><text:span text:style-name="T93">Expanded on </text:span><text:span text:style-name="T95">the existing </text:span><text:span text:style-name="T93">frontend</text:span><text:span text:style-name="T48"> (</text:span><text:span text:style-name="T57">JSP</text:span><text:span text:style-name="T54">)</text:span><text:span text:style-name="T48"> and rewrote Struts2 functionality in Spring(Web).</text:span></text:p>
          </text:list-item>
          <text:list-item>
            <text:p text:style-name="P47">Reduced daily build time of <text:span text:style-name="T101">this </text:span>system by several hours with multi-module Maven build scripts that automate building Oracle ADF applications.</text:p>
          </text:list-item>
        </text:list>
        <text:p text:style-name="P29"><text:span text:style-name="T28">Georgia Tech Database Research Group</text:span><text:span text:style-name="T22"> </text:span><text:span text:style-name="T70">– </text:span><text:span text:style-name="T100">Atlanta, GA</text:span><text:span text:style-name="T20"><text:tab/> <text:s text:c="10"/><text:tab/> <text:s text:c="7"/></text:span><text:span text:style-name="T29">Feb</text:span><text:span text:style-name="T22"> <text:s/>– </text:span><text:span text:style-name="T31">May </text:span><text:span text:style-name="T34">20</text:span><text:span text:style-name="T31">19</text:span></text:p>
        <text:p text:style-name="P24">Undergraduate Research<text:span text:style-name="T68">er </text:span>– Dr. <text:span text:style-name="T68">Joy Arulraj – </text:span><text:span text:style-name="T65">Accelerating Data Analytics using Logical Zone Maps</text:span></text:p>
        <text:p text:style-name="P15"/>
        <text:p text:style-name="P32"/>
        <text:list xml:id="list886013434" text:style-name="L4">
          <text:list-item>
            <text:p text:style-name="P46">Aided in designing new logical indexing structure<text:span text:style-name="T74">s</text:span> used for caching <text:span text:style-name="T73">statistical </text:span>aggregates for subsets of data. <text:span text:style-name="T74">Implemented mock dbms components</text:span> <text:span text:style-name="T72">such as a mixture model engine which would evaluate new indexing techniques as well as support approximate query processing. </text:span></text:p>
          </text:list-item>
        </text:list>
        <text:p text:style-name="P28"><text:span text:style-name="T24">College of Computing </text:span><text:span text:style-name="T71">–</text:span><text:span text:style-name="T24"> </text:span><text:span text:style-name="T26">Atlanta, GA</text:span><text:span text:style-name="T20"><text:tab/> <text:s text:c="20"/></text:span><text:span text:style-name="T25">Jan</text:span><text:span text:style-name="T22"> – </text:span><text:span text:style-name="T32">May </text:span><text:span text:style-name="T34">20</text:span><text:span text:style-name="T32">19</text:span></text:p>
        <text:p text:style-name="P37"><text:span text:style-name="T36">Undergraduate </text:span><text:span text:style-name="T37">Teaching</text:span><text:span text:style-name="T36"> Assistant – </text:span><text:span text:style-name="T38">Design and Analysis of Operating Systems</text:span></text:p>
        <text:list xml:id="list81133665" text:style-name="L5">
          <text:list-item>
            <text:p text:style-name="P51"><text:span text:style-name="T91">T</text:span><text:span text:style-name="T92">aught</text:span><text:span text:style-name="T50"> students operating systems </text:span><text:span text:style-name="T52">concepts an</text:span><text:span text:style-name="T51">d</text:span><text:span text:style-name="T52"> </text:span><text:span text:style-name="T50">kernel programming. </text:span><text:span text:style-name="T51">Graded and maintained assignments.</text:span></text:p>
          </text:list-item>
        </text:list>
        <text:p text:style-name="P26"><text:span text:style-name="T22">Institute for Information Security and Privacy - </text:span><text:span text:style-name="T20">Georgia Tec</text:span><text:span text:style-name="T21">h <text:s text:c="48"/></text:span><text:span text:style-name="T22">Oct </text:span><text:span text:style-name="T34">20</text:span><text:span text:style-name="T22">17 – </text:span><text:span text:style-name="T27">Oc</text:span><text:span text:style-name="T32">t</text:span><text:span text:style-name="T27"> </text:span><text:span text:style-name="T34">20</text:span><text:span text:style-name="T27">18</text:span></text:p>
        <text:p text:style-name="P22">Undergraduate Research<text:span text:style-name="T68">er</text:span> – Dr. Taesoo Kim – <text:span text:style-name="T67">Fuzzification: Anti-Fuzzing Techniques</text:span></text:p>
        <text:p text:style-name="P21"/>
        <text:list xml:id="list3779292027" text:style-name="L6">
          <text:list-item>
            <text:p text:style-name="P48">Designed and evaluated anti-fuzzing techniques to slow down modern fuzzers and protect software from malicious fuzzing.</text:p>
          </text:list-item>
          <text:list-item>
            <text:p text:style-name="P49"><text:span text:style-name="T20">Wrote LLVM passes in </text:span><text:span text:style-name="T66">C++</text:span><text:span text:style-name="T20"> to implement anti-fuzzing techniques in existing Linux executables.</text:span></text:p>
            <text:p text:style-name="P52"/>
          </text:list-item>
          <text:list-item>
            <text:p text:style-name="P53"><text:span text:style-name="T39">Automated </text:span><text:span text:style-name="T41">source-code </text:span><text:span text:style-name="T39">instrumentation, unit testing of anti-fuzzing methods </text:span><text:span text:style-name="T42">and visualization</text:span><text:span text:style-name="T39"> of fuzzing stat</text:span><text:span text:style-name="T43">s</text:span><text:span text:style-name="T39">.</text:span></text:p>
          </text:list-item>
        </text:list>
        <text:p text:style-name="P10"><text:a xlink:type="simple" xlink:href="https://github.com/dadukhin" text:style-name="Internet_20_link" text:visited-style-name="Visited_20_Internet_20_Link"><text:span text:style-name="T14">PROJECTS</text:span></text:a><text:span text:style-name="T14">, </text:span><text:span text:style-name="T15">PUBLICATIONS</text:span></text:p>
        <text:list xml:id="list2093550914" text:style-name="L7">
          <text:list-item>
            <text:p text:style-name="P50">Jinho Jung, Hong Hu, <text:span text:style-name="T35">David Solodukhin</text:span>, Daniel Pagan, Kyu Hyung Lee, and Taesoo Kim. <text:span text:style-name="T35">Fuzzification: Anti-Fuzzing Techniques</text:span>. <text:span text:style-name="T69">In Proceedings of the 28th USENIX Security Symposium (Security 2019)</text:span>, Santa Clara, CA, August 2019.</text:p>
          </text:list-item>
          <text:list-item>
            <text:p text:style-name="P54"><text:span text:style-name="T44">Linux Kernel Modules </text:span><text:span text:style-name="T39">(kernel v4.15.18): Developed a module which starts a kernel </text:span><text:span text:style-name="T40">daemon </text:span><text:span text:style-name="T39">for</text:span><text:span text:style-name="T44"> </text:span><text:span text:style-name="T39">transmitting O.S. </text:span><text:span text:style-name="T40">stats</text:span><text:span text:style-name="T39">. Implemented a kernel module for network traffic artificial throttling </text:span><text:span text:style-name="T40">and </text:span><text:span text:style-name="T39">proxy.</text:span></text:p>
          </text:list-item>
          <text:list-item>
            <text:p text:style-name="P54"><text:span text:style-name="T44">Wolfram Alpha Bug: </text:span><text:span text:style-name="T39">Found SSRF vulnerability in Wolfram Alpha’s api giving access to premium features for free. Contacted WA team and exploit was patched.</text:span></text:p>
          </text:list-item>
        </text:list>
        <text:p text:style-name="P4"/>
        <text:p text:style-name="P5">SKILLS</text:p>
        <text:p text:style-name="P3"/>
        <text:p text:style-name="P36"><text:span text:style-name="T11">Languages: </text:span><text:span text:style-name="T1">C++, </text:span><text:span text:style-name="T2">C,</text:span><text:span text:style-name="T1"> </text:span><text:span text:style-name="T10">Python, </text:span><text:span text:style-name="T1">Java, </text:span><text:span text:style-name="T7">Golang, (PL)SQL, </text:span><text:span text:style-name="T1">Javascript, x86/64 ISA (GAS, FASM)</text:span></text:p>
        <text:p text:style-name="P6"/>
        <text:p text:style-name="P38"><text:span text:style-name="T13">Systems, </text:span><text:span text:style-name="T11">Technologie</text:span><text:span text:style-name="T12">s/</text:span><text:span text:style-name="T11">Tools: </text:span><text:span text:style-name="T3">LLVM, OpenMP, MPI, Docker, </text:span><text:span text:style-name="T5">Kubernetes, </text:span><text:span text:style-name="T8">libcontainer, </text:span><text:span text:style-name="T3">KVM/QEMU, libvirt, </text:span><text:span text:style-name="T4">Android SDK/NDK, </text:span><text:span text:style-name="T6">Git, </text:span><text:span text:style-name="T4">Reverse Engineering</text:span><text:span text:style-name="T6">, </text:span><text:span text:style-name="T4">fuzzing, </text:span><text:span text:style-name="T9">SDDC, HCI,</text:span><text:span text:style-name="T4"> AWS:LightSail/EC2, </text:span><text:span text:style-name="T5">Virtualization</text:span></text:p>
        <text:p text:style-name="P35"><text:span text:style-name="T11">Foreign Language: </text:span><text:span text:style-name="T1">Russian; Native Fluency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WW8Num1z0" style:family="text">
      <style:text-properties style:text-position="super 58%"/>
    </style:style>
    <style:style style:name="WW8Num1z1" style:family="text">
      <style:text-properties style:text-position="super 58%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text-position="super 58%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text-position="super 58%"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text-position="super 58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❖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3709in" fo:margin-left="0.5555in" fo:margin-right="0.555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09T15:39:21.620727746</dc:date>
    <meta:editing-duration>P1DT3H49M33S</meta:editing-duration>
    <meta:editing-cycles>236</meta:editing-cycles>
    <meta:generator>LibreOffice/7.2.2.2$Linux_X86_64 LibreOffice_project/20$Build-2</meta:generator>
    <meta:document-statistic meta:table-count="0" meta:image-count="0" meta:object-count="0" meta:page-count="1" meta:paragraph-count="39" meta:word-count="535" meta:character-count="4265" meta:non-whitespace-character-count="3429"/>
  </office:meta>
</office:document-meta>
</file>